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3" svg:font-family="'Times New Roman', serif"/>
    <style:font-face style:name="Times New Roman4" svg:font-family="'Times New Roman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2" style:family="table">
      <style:table-properties style:width="11.4cm" table:align="margins" style:shadow="none"/>
    </style:style>
    <style:style style:name="Таблица2.A" style:family="table-column">
      <style:table-column-properties style:column-width="11.4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1.4cm" table:align="margins" style:shadow="none"/>
    </style:style>
    <style:style style:name="Таблица3.A" style:family="table-column">
      <style:table-column-properties style:column-width="11.4cm" style:rel-column-width="65535*"/>
    </style:style>
    <style:style style:name="Таблица3.A1" style:family="table-cell">
      <style:table-cell-properties fo:padding="0.097cm" fo:border="none"/>
    </style:style>
    <style:style style:name="P1" style:family="paragraph" style:parent-style-name="Header">
      <style:text-properties style:font-name="Times New Roman2" fo:font-size="9pt" fo:language="ru" fo:country="RU" style:font-size-asian="9pt" style:font-size-complex="9pt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0pt" style:font-size-asian="10pt" style:font-size-complex="10pt"/>
    </style:style>
    <style:style style:name="P3" style:family="paragraph" style:parent-style-name="Heading" style:master-page-name="First_20_Page">
      <style:paragraph-properties style:page-number="auto"/>
    </style:style>
    <style:style style:name="P4" style:family="paragraph" style:parent-style-name="Text_20_body">
      <style:paragraph-properties fo:line-height="100%"/>
      <style:text-properties style:font-name="Times New Roman2" fo:font-size="10pt" officeooo:paragraph-rsid="0012e394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Times New Roman2" fo:font-size="10pt" officeooo:paragraph-rsid="00133c61" style:font-size-asian="10pt" style:font-size-complex="10pt"/>
    </style:style>
    <style:style style:name="P6" style:family="paragraph" style:parent-style-name="Text_20_body">
      <style:paragraph-properties fo:line-height="100%"/>
      <style:text-properties style:font-name="Times New Roman2" fo:font-size="10pt" officeooo:paragraph-rsid="0014fef7" style:font-size-asian="10pt" style:font-size-complex="10pt"/>
    </style:style>
    <style:style style:name="P7" style:family="paragraph" style:parent-style-name="Text_20_body">
      <style:paragraph-properties fo:line-height="100%"/>
      <style:text-properties style:font-name="Times New Roman2" fo:font-size="10pt" officeooo:paragraph-rsid="001c0cff" style:font-size-asian="10pt" style:font-size-complex="10pt"/>
    </style:style>
    <style:style style:name="P8" style:family="paragraph" style:parent-style-name="Text_20_body">
      <style:paragraph-properties fo:line-height="100%"/>
      <style:text-properties style:font-name="Times New Roman2" fo:font-size="10pt" officeooo:paragraph-rsid="001d6b02" style:font-size-asian="10pt" style:font-size-complex="10pt"/>
    </style:style>
    <style:style style:name="P9" style:family="paragraph" style:parent-style-name="Text_20_body">
      <style:paragraph-properties fo:line-height="100%"/>
      <style:text-properties style:font-name="Times New Roman2" fo:font-size="10pt" officeooo:paragraph-rsid="0025079f" style:font-size-asian="10pt" style:font-size-complex="10pt"/>
    </style:style>
    <style:style style:name="P10" style:family="paragraph" style:parent-style-name="Text_20_body">
      <style:paragraph-properties fo:line-height="100%"/>
      <style:text-properties style:font-name="Times New Roman2" fo:font-size="10pt" officeooo:paragraph-rsid="00258011" style:font-size-asian="10pt" style:font-size-complex="10pt"/>
    </style:style>
    <style:style style:name="P11" style:family="paragraph" style:parent-style-name="Text_20_body" style:list-style-name="L2">
      <style:text-properties officeooo:paragraph-rsid="001f585b"/>
    </style:style>
    <style:style style:name="P12" style:family="paragraph" style:parent-style-name="Text_20_body" style:list-style-name="L2">
      <style:text-properties officeooo:paragraph-rsid="001f89c8"/>
    </style:style>
    <style:style style:name="P13" style:family="paragraph" style:parent-style-name="Text_20_body">
      <style:text-properties officeooo:paragraph-rsid="001f585b"/>
    </style:style>
    <style:style style:name="P14" style:family="paragraph" style:parent-style-name="Text_20_body">
      <style:text-properties officeooo:paragraph-rsid="002157a9"/>
    </style:style>
    <style:style style:name="P15" style:family="paragraph" style:parent-style-name="Text_20_body">
      <style:paragraph-properties fo:margin-left="1.217cm" fo:margin-right="0.767cm" fo:text-indent="0.7cm" style:auto-text-indent="false"/>
      <style:text-properties fo:font-variant="normal" fo:text-transform="none" fo:color="#000000" style:text-line-through-style="none" style:font-name="Times New Roman4" fo:font-size="10pt" fo:letter-spacing="normal" fo:font-style="normal" style:text-underline-style="none" fo:font-weight="normal" officeooo:paragraph-rsid="00129fdf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2pt" fo:font-weight="bold" style:font-size-asian="12pt" style:font-size-complex="12pt"/>
    </style:style>
    <style:style style:name="P17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2" fo:font-size="10pt" officeooo:paragraph-rsid="0014fef7" style:font-size-asian="10pt" style:font-size-complex="10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f89c8"/>
    </style:style>
    <style:style style:name="P19" style:family="paragraph" style:parent-style-name="Heading_20_1">
      <style:text-properties style:font-name="Times New Roman2"/>
    </style:style>
    <style:style style:name="P20" style:family="paragraph" style:parent-style-name="Heading_20_1">
      <style:text-properties officeooo:paragraph-rsid="001f585b"/>
    </style:style>
    <style:style style:name="P21" style:family="paragraph" style:parent-style-name="Table_20_Contents">
      <style:paragraph-properties fo:text-align="center" style:justify-single-word="false"/>
      <style:text-properties officeooo:paragraph-rsid="001f89c8"/>
    </style:style>
    <style:style style:name="P22" style:family="paragraph" style:parent-style-name="Table_20_Contents">
      <style:paragraph-properties fo:text-align="center" style:justify-single-word="false"/>
      <style:text-properties officeooo:paragraph-rsid="001fa81b"/>
    </style:style>
    <style:style style:name="P23" style:family="paragraph" style:parent-style-name="Table_20_Contents">
      <style:paragraph-properties fo:text-align="justify" style:justify-single-word="false"/>
      <style:text-properties style:font-name="monospace" officeooo:paragraph-rsid="001f89c8"/>
    </style:style>
    <style:style style:name="P24" style:family="paragraph" style:parent-style-name="Table_20_Contents">
      <style:paragraph-properties fo:text-align="justify" style:justify-single-word="false"/>
      <style:text-properties style:font-name="monospace" officeooo:paragraph-rsid="00210c45"/>
    </style:style>
    <style:style style:name="P25" style:family="paragraph" style:parent-style-name="Bibliography_20_1" style:list-style-name="Bibliography">
      <style:text-properties officeooo:paragraph-rsid="001c0cff"/>
    </style:style>
    <style:style style:name="P26" style:family="paragraph" style:parent-style-name="Footnote">
      <style:text-properties officeooo:paragraph-rsid="0012e394"/>
    </style:style>
    <style:style style:name="P27" style:family="paragraph" style:parent-style-name="Footnote">
      <style:text-properties officeooo:paragraph-rsid="00133c61"/>
    </style:style>
    <style:style style:name="P28" style:family="paragraph" style:parent-style-name="Footnote">
      <style:text-properties officeooo:paragraph-rsid="0013728c"/>
    </style:style>
    <style:style style:name="P29" style:family="paragraph" style:parent-style-name="Footnote">
      <style:text-properties officeooo:paragraph-rsid="001489eb"/>
    </style:style>
    <style:style style:name="T1" style:family="text">
      <style:text-properties officeooo:rsid="00129fdf"/>
    </style:style>
    <style:style style:name="T2" style:family="text">
      <style:text-properties style:font-weight-asian="bold" style:font-weight-complex="bold"/>
    </style:style>
    <style:style style:name="T3" style:family="text">
      <style:text-properties officeooo:rsid="0012e394"/>
    </style:style>
    <style:style style:name="T4" style:family="text">
      <style:text-properties fo:font-style="italic" officeooo:rsid="0012e394" style:font-style-asian="italic" style:font-style-complex="italic"/>
    </style:style>
    <style:style style:name="T5" style:family="text">
      <style:text-properties fo:font-style="italic" officeooo:rsid="00133c61" style:font-style-asian="italic" style:font-style-complex="italic"/>
    </style:style>
    <style:style style:name="T6" style:family="text">
      <style:text-properties style:font-name="Times New Roman2" fo:font-size="10pt" officeooo:rsid="002157a9" style:font-size-asian="10pt" style:font-size-complex="10pt"/>
    </style:style>
    <style:style style:name="T7" style:family="text">
      <style:text-properties style:font-name="Times New Roman2" fo:font-size="10pt" officeooo:rsid="002457e3" style:font-size-asian="10pt" style:font-size-complex="10pt"/>
    </style:style>
    <style:style style:name="T8" style:family="text">
      <style:text-properties style:font-name="Times New Roman2" fo:font-size="10pt" officeooo:rsid="0025079f" style:font-size-asian="10pt" style:font-size-complex="10pt"/>
    </style:style>
    <style:style style:name="T9" style:family="text">
      <style:text-properties fo:font-style="normal" officeooo:rsid="0012e394" style:font-style-asian="normal" style:font-style-complex="normal"/>
    </style:style>
    <style:style style:name="T10" style:family="text">
      <style:text-properties fo:font-style="normal" officeooo:rsid="00133c61" style:font-style-asian="normal" style:font-style-complex="normal"/>
    </style:style>
    <style:style style:name="T11" style:family="text">
      <style:text-properties fo:font-style="normal" officeooo:rsid="0014fef7" style:font-style-asian="normal" style:font-style-complex="normal"/>
    </style:style>
    <style:style style:name="T12" style:family="text">
      <style:text-properties fo:font-style="normal" officeooo:rsid="0018f8c3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officeooo:rsid="0012e394"/>
    </style:style>
    <style:style style:name="T14" style:family="text">
      <style:text-properties style:text-underline-style="solid" style:text-underline-width="auto" style:text-underline-color="font-color" officeooo:rsid="00133c61"/>
    </style:style>
    <style:style style:name="T15" style:family="text">
      <style:text-properties style:text-underline-style="solid" style:text-underline-width="auto" style:text-underline-color="font-color" officeooo:rsid="0013728c"/>
    </style:style>
    <style:style style:name="T16" style:family="text">
      <style:text-properties style:text-underline-style="solid" style:text-underline-width="auto" style:text-underline-color="font-color" officeooo:rsid="001489eb"/>
    </style:style>
    <style:style style:name="T17" style:family="text">
      <style:text-properties officeooo:rsid="00133c61"/>
    </style:style>
    <style:style style:name="T18" style:family="text">
      <style:text-properties officeooo:rsid="0013728c"/>
    </style:style>
    <style:style style:name="T19" style:family="text">
      <style:text-properties style:text-underline-style="none" officeooo:rsid="001489eb"/>
    </style:style>
    <style:style style:name="T20" style:family="text">
      <style:text-properties officeooo:rsid="0016ce01"/>
    </style:style>
    <style:style style:name="T21" style:family="text">
      <style:text-properties officeooo:rsid="00182077"/>
    </style:style>
    <style:style style:name="T22" style:family="text">
      <style:text-properties officeooo:rsid="001c0cff"/>
    </style:style>
    <style:style style:name="T23" style:family="text">
      <style:text-properties officeooo:rsid="001d6b02"/>
    </style:style>
    <style:style style:name="T24" style:family="text">
      <style:text-properties officeooo:rsid="001f585b"/>
    </style:style>
    <style:style style:name="T25" style:family="text">
      <style:text-properties officeooo:rsid="001f89c8"/>
    </style:style>
    <style:style style:name="T26" style:family="text">
      <style:text-properties officeooo:rsid="001fa81b"/>
    </style:style>
    <style:style style:name="T27" style:family="text">
      <style:text-properties officeooo:rsid="00210c45"/>
    </style:style>
    <style:style style:name="T28" style:family="text">
      <style:text-properties officeooo:rsid="002157a9"/>
    </style:style>
    <style:style style:name="T29" style:family="text">
      <style:text-properties officeooo:rsid="0025079f"/>
    </style:style>
    <style:style style:name="T30" style:family="text">
      <style:text-properties officeooo:rsid="0025801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Супер-статья" text:name="Заголовок"/>
      </text:user-field-decls>
      <text:p text:style-name="P3"><text:text-input text:description="Название статьи">Форматирование текста программ на основе комбинаторов, сопоставления с образцом и синтаксических шаблонов</text:text-input></text:p>
      <text:p text:style-name="P2"><text:text-input text:description="Авторы статьи">Подкопаев А.В., студент СПбГУ, podkoav239@gmail.com
к.ф.-м.н. Булычев Д.Ю., доцент кафедры системного программирования СПбГУ, dboulytchev@gmail.com</text:text-input></text:p>
      <text:p text:style-name="P16"><text:span text:style-name="T2">Аннотация</text:span></text:p>
      <text:p text:style-name="P15"><text:span text:style-name="T1">В статье описывается задача разработки средств печати синтаксических деревьев программ (pretty printer). Приводится способ задания pretty printer с помощью синтаксических шаблонов. Представлена реализация данного подхода для описания pretty printer модельного языка.</text:span></text:p>
      <text:h text:style-name="P19" text:outline-level="1">Введение</text:h>
      <text:p text:style-name="P4"><text:span text:style-name="T3">Важную роль в разработке программного обеспечения играют языковые процессоры. </text:span><text:span text:style-name="T4">Языковой процессор (ЯП) — э</text:span><text:span text:style-name="T9">то программное средство, принимающее на вход программу в виде текста на некотором языке (программирования, разметки и т. д.) и решающее определенную задачу над этой программой. </text:span><text:span text:style-name="T10">К</text:span><text:span text:style-name="T9"> ЯП </text:span><text:span text:style-name="T10">можно отнести</text:span><text:span text:style-name="T9"> компиляторы</text:span><text:span text:style-name="T9"><text:note text:id="ftn1" text:note-class="footnote"><text:note-citation>1</text:note-citation><text:note-body><text:p text:style-name="P27"><text:span text:style-name="T17">Компилятор, </text:span><text:a xlink:type="simple" xlink:href="http://ru.wikipedia.org/wiki/Компилятор"><text:span text:style-name="T13">http://ru.wikipedia.org/wiki/</text:span></text:a><text:a xlink:type="simple" xlink:href="http://ru.wikipedia.org/wiki/Компилятор"><text:span text:style-name="T14">Компилятор</text:span></text:a></text:p></text:note-body></text:note></text:span><text:span text:style-name="T9">, интерпретаторы</text:span><text:span text:style-name="T9"><text:note text:id="ftn2" text:note-class="footnote"><text:note-citation>2</text:note-citation><text:note-body><text:p text:style-name="P27"><text:span text:style-name="T17">Интерпретатор, </text:span><text:a xlink:type="simple" xlink:href="http://ru.wikipedia.org/wiki/Интерпретатор"><text:span text:style-name="T13">http://ru.wikipedia.org/wiki/</text:span></text:a><text:a xlink:type="simple" xlink:href="http://ru.wikipedia.org/wiki/Интерпретатор"><text:span text:style-name="T14">Интерпретатор</text:span></text:a></text:p></text:note-body></text:note></text:span><text:span text:style-name="T9">, декомпиляторы</text:span><text:span text:style-name="T9"><text:note text:id="ftn3" text:note-class="footnote"><text:note-citation>3</text:note-citation><text:note-body><text:p text:style-name="P28"><text:span text:style-name="T18">Декомпилятор, </text:span><text:a xlink:type="simple" xlink:href="http://ru.wikipedia.org/wiki/Декомпилятор"><text:span text:style-name="T13">http://ru.wikipedia.org/wiki/</text:span></text:a><text:a xlink:type="simple" xlink:href="http://ru.wikipedia.org/wiki/Декомпилятор"><text:span text:style-name="T15">Декомпилятор</text:span></text:a></text:p></text:note-body></text:note></text:span><text:span text:style-name="T9">, средства рефакторинга</text:span><text:span text:style-name="T9"><text:note text:id="ftn4" text:note-class="footnote"><text:note-citation>4</text:note-citation><text:note-body><text:p text:style-name="P28"><text:span text:style-name="T18">Рефакторинг, </text:span><text:a xlink:type="simple" xlink:href="http://ru.wikipedia.org/wiki/Рефакторинг"><text:span text:style-name="T13">http://ru.wikipedia.org/wiki/</text:span></text:a><text:a xlink:type="simple" xlink:href="http://ru.wikipedia.org/wiki/Рефакторинг"><text:span text:style-name="T15">Рефакторинг</text:span></text:a></text:p></text:note-body></text:note></text:span><text:span text:style-name="T9"> и реинжиниринга</text:span><text:span text:style-name="T9"><text:note text:id="ftn5" text:note-class="footnote"><text:note-citation>5</text:note-citation><text:note-body><text:p text:style-name="P29"><text:span text:style-name="T19">Реинжиниринг, </text:span><text:a xlink:type="simple" xlink:href="http://ru.wikipedia.org/wiki/Реинжиниринг_программного_обеспечения"><text:span text:style-name="T13">http://ru.wikipedia.org/wiki/</text:span></text:a><text:a xlink:type="simple" xlink:href="http://ru.wikipedia.org/wiki/Реинжиниринг_программного_обеспечения"><text:span text:style-name="T16">Реинжиниринг_программного_обеспечения</text:span></text:a></text:p></text:note-body></text:note></text:span><text:span text:style-name="T9">.</text:span></text:p>
      <text:p text:style-name="P5"><text:span text:style-name="T3">Первым этапом работы ЯП является синтаксический анализ</text:span><text:span text:style-name="T3"><text:note text:id="ftn0" text:note-class="footnote"><text:note-citation>6</text:note-citation><text:note-body><text:p text:style-name="P26"><text:span text:style-name="T3">Синтаксический анализ, </text:span><text:a xlink:type="simple" xlink:href="http://ru.wikipedia.org/wiki/Синтаксический_анализ"><text:span text:style-name="T13">http://ru.wikipedia.org/wiki/Синтаксический_анализ</text:span></text:a></text:p></text:note-body></text:note></text:span><text:span text:style-name="T3">. </text:span><text:span text:style-name="T17">В р</text:span><text:span text:style-name="T3">езультат</text:span><text:span text:style-name="T17">е</text:span><text:span text:style-name="T3"> работы синтаксического анализатора </text:span><text:span text:style-name="T17">получается</text:span><text:span text:style-name="T3"> древовидное представление программы, над которым потом происходит основная работа. Для </text:span><text:span text:style-name="T17">достаточно широкого круга задач, которые решает ЯП, возникает необходимость показать пользователю промежуточный или </text:span><text:soft-page-break/><text:span text:style-name="T17">конечный результат обработки кода. Таким образом ЯП должен уметь возвращаться от древовидного представления к текстовому. Такая задача называется </text:span><text:span text:style-name="T5">pretty printing, </text:span><text:span text:style-name="T10">а соответствующий инструмент </text:span><text:span text:style-name="T4">— </text:span><text:span text:style-name="T5">pretty printer</text:span><text:span text:style-name="T10">. Далее этот инструмент мы будем называть </text:span><text:span text:style-name="T5">принтером.</text:span></text:p>
      <text:p text:style-name="P6"><text:span text:style-name="T11">Одной из проблем, возникающей при разработке принтера, является то, что непонятны и расплывчаты критерии результата его работы. </text:span><text:span text:style-name="T12">О</text:span><text:span text:style-name="T11">дного соответствия с точки зрения синтаксиса и семантики полученного кода и древовидного представления недостаточно. </text:span></text:p>
      <text:p text:style-name="P17"><text:span text:style-name="T20"><text:tab/>Кроме того, определенную сложность в описание и исполнение конкретного принтера вносит тот факт, что в большинстве случаев нельзя однозначно сопоставить синтаксическую конструкцию с единственным представлением. Необходима вариативность в зависимости от дополнительных условий, наложенных на результат работы принтера. Примером такого условия может быть максимальная ширина строки вывода.</text:span><text:span text:style-name="T21"> </text:span></text:p>
      <text:p text:style-name="P7"><text:span text:style-name="T22">В рамках данной работы были рассмотрены некоторые существующие комбинаторные принтер-библиотеки [1], [2], [3]. Библиотеки Хьюза [2] и Вадлера [3] не достаточно выразительны. </text:span><text:span text:style-name="T23">Но кроме этого принтеры, написанные с помощью комбинаторных библиотек, слишком сложны и не наглядны.</text:span></text:p>
      <text:p text:style-name="P8"><text:span text:style-name="T23">Задачей данной работы было рассмотреть возможность определения принтеров с помощью синтаксических шаблонов, при условии, что существует расширяемый синтаксический анализатор для целевого языка.</text:span></text:p>
      <text:h text:style-name="P20" text:outline-level="1"><text:span text:style-name="T24">Язык L</text:span></text:h>
      <text:p text:style-name="P13"><text:span text:style-name="T24">В ходе данной работы был разработан принтер, основанный на синтаксических шаблонах, для модельного языка L. Язык L состоит из небольшого числа операторов:</text:span></text:p>
      <text:list xml:id="list9216490271" text:style-name="L2">
        <text:list-item>
          <text:p text:style-name="P12"><text:span text:style-name="T24">присваивание;</text:span></text:p>
        </text:list-item>
        <text:list-item>
          <text:p text:style-name="P11"><text:span text:style-name="T24">цикл с предусловием;</text:span></text:p>
        </text:list-item>
        <text:list-item>
          <text:p text:style-name="P11"><text:span text:style-name="T24">логическое ветвление;</text:span></text:p>
        </text:list-item>
        <text:list-item>
          <text:p text:style-name="P11"><text:span text:style-name="T24">последовательное выполнение;</text:span></text:p>
        </text:list-item>
        <text:list-item>
          <text:p text:style-name="P11"><text:span text:style-name="T24">чтение с занесением в переменную;</text:span></text:p>
        </text:list-item>
        <text:list-item>
          <text:p text:style-name="P12"><text:span text:style-name="T24">печать целочисленного выражения;</text:span></text:p>
        </text:list-item>
        <text:list-item>
          <text:p text:style-name="P12"><text:span text:style-name="T25">пустой оператор</text:span><text:span text:style-name="T24">.</text:span></text:p>
        </text:list-item>
      </text:list>
      <text:p text:style-name="P18"><text:soft-page-break/><text:span text:style-name="T25"><text:tab/>Пример программы на языке L приведен на листинге 1.</text:span></text:p>
      <text:p text:style-name="P18"><text:span text:style-name="T25"/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3"><text:span text:style-name="T25">{</text:span></text:p>
            <text:p text:style-name="P23"><text:span text:style-name="T25"><text:s text:c="2"/>read (k);</text:span></text:p>
            <text:p text:style-name="P23"><text:span text:style-name="T25"><text:s text:c="2"/>read (n);</text:span></text:p>
            <text:p text:style-name="P23"><text:span text:style-name="T25"><text:s text:c="2"/>r := 1;</text:span></text:p>
            <text:p text:style-name="P23"><text:span text:style-name="T25"><text:s text:c="2"/>while k &gt; 0 do {</text:span></text:p>
            <text:p text:style-name="P23"><text:span text:style-name="T25"><text:s text:c="4"/>if k % 2 != 0 then r := r * n else skip;</text:span></text:p>
            <text:p text:style-name="P23"><text:span text:style-name="T25"><text:s text:c="4"/>n := n * n;</text:span></text:p>
            <text:p text:style-name="P23"><text:span text:style-name="T25"><text:s text:c="4"/>k := k / 2</text:span></text:p>
            <text:p text:style-name="P23"><text:span text:style-name="T25"><text:s text:c="2"/>};</text:span></text:p>
            <text:p text:style-name="P23"><text:span text:style-name="T25"><text:s text:c="2"/>write (r)</text:span></text:p>
            <text:p text:style-name="P23"><text:span text:style-name="T25">}</text:span></text:p>
          </table:table-cell>
        </table:table-row>
        <table:table-row>
          <table:table-cell table:style-name="Таблица2.A1" office:value-type="string">
            <text:p text:style-name="P21"><text:span text:style-name="T25">Листинг 1. Быстрое возведение в степень на языке L</text:span></text:p>
          </table:table-cell>
        </table:table-row>
      </table:table>
      <text:p text:style-name="P18"><text:span text:style-name="T25"/></text:p>
      <text:h text:style-name="P20" text:outline-level="1"><text:span text:style-name="T24">Синтаксические шаблоны</text:span></text:h>
      <text:p text:style-name="P13"><text:span text:style-name="T24">Для задания принтера операторов языка L были использованы <text:s/>шаблоны, </text:span><text:span text:style-name="T26">примеры которых приведены на листинге 2.</text:span></text:p>
      <text:p text:style-name="P13"><text:span text:style-name="T26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4"><text:span text:style-name="T27">write(@-)</text:span></text:p>
            <text:p text:style-name="P24"><text:span text:style-name="T27"/></text:p>
            <text:p text:style-name="P24"><text:span text:style-name="T27">write(@|</text:span></text:p>
            <text:p text:style-name="P24"><text:span text:style-name="T27"><text:s text:c="6"/>@|</text:span></text:p>
            <text:p text:style-name="P24"><text:span text:style-name="T27">)</text:span></text:p>
            <text:p text:style-name="P24"><text:span text:style-name="T27"/></text:p>
            <text:p text:style-name="P24"><text:span text:style-name="T27">if @* 10 @* then @* 10 @* else @* 10 @*</text:span></text:p>
            <text:p text:style-name="P24"><text:span text:style-name="T27"/></text:p>
            <text:p text:style-name="P24"><text:span text:style-name="T27">if @|</text:span></text:p>
            <text:p text:style-name="P24"><text:span text:style-name="T27"><text:s text:c="3"/>@|</text:span></text:p>
            <text:p text:style-name="P24"><text:span text:style-name="T27">then @|</text:span></text:p>
            <text:p text:style-name="P24"><text:span text:style-name="T27"><text:s text:c="5"/>@|</text:span></text:p>
            <text:p text:style-name="P24"><text:span text:style-name="T27">else @|</text:span></text:p>
            <text:p text:style-name="P24"><text:span text:style-name="T27"><text:s text:c="5"/>@|</text:span></text:p>
          </table:table-cell>
        </table:table-row>
        <table:table-row>
          <table:table-cell table:style-name="Таблица3.A1" office:value-type="string">
            <text:p text:style-name="P22"><text:span text:style-name="T26">Листинг 2. Примеры синтаксических шаблонов для языка L</text:span></text:p>
          </table:table-cell>
        </table:table-row>
      </table:table>
      <text:p text:style-name="P14"><text:span text:style-name="T28"/></text:p>
      <text:p text:style-name="P14"><text:soft-page-break/><text:span text:style-name="T28">Внутри шаблона используется специальный язык разметки. Символы «@-» на позиции поддерева синтаксической конструкции означают, что для применения <text:s/>данного шаблона поддерево должно быть напечатано в одну строку. Семантика символов «@* N @* » совпадает с семантикой «@-» с точностью до того, что напечатанное поддерево должно занимать строку длины не более N. Символы «@| @|» означают, что соответствующее поддерево может быть напечатано и на нескольких строках.</text:span></text:p>
      <text:p text:style-name="P14"><text:span text:style-name="T6">Синтаксический анализатор языка L был </text:span><text:span text:style-name="T7">обо</text:span><text:span text:style-name="T8">б</text:span><text:span text:style-name="T7">щен</text:span><text:span text:style-name="T6"> с помощью анализатора, который разбирает рассмотренные конструкции. Таким образом, был получен расширенный анализатор, конструирующий по шаблонам набор обобщенных синтаксических деревьев, которые в дальнейшем используются при печати обычных синтаксических деревьев программ языка L.</text:span></text:p>
      <text:h text:style-name="Heading_20_1" text:outline-level="1">Заключение</text:h>
      <text:p text:style-name="P10"><text:span text:style-name="T29">В рамках данной работы был проведен обзор </text:span><text:span text:style-name="T30">комбинаторных принтер-библиотек, </text:span><text:span text:style-name="T29">разработана идея синтаксических шаблонов, </text:span><text:span text:style-name="T30">доказана возможность применения подхода на практике через реализацию метода для модельного языка.</text:span></text:p>
      <text:p text:style-name="P9"><text:span text:style-name="T29">В дальнейшем планируется формализовать требования к расширяемым <text:s/>синтаксическим анализаторам, разработать библиотеку, позволяющую использовать данный подход не только для конкретного целевого языка, апробировать библиотеку на промышленных языках программирования.</text:span></text:p>
      <text:h text:style-name="Bibliography_20_Heading" text:outline-level="1">Литература</text:h>
      <text:list xml:id="list2165633035" text:style-name="Bibliography">
        <text:list-item>
          <text:p text:style-name="P25"><text:span text:style-name="T22"><text:s/>Azero, P. and Swierstra, S. D. Optimal pretty-printing combinators. /Azero, P. and Swierstra, S. D. // </text:span><text:a xlink:type="simple" xlink:href="http://www.cs.ruu.nl/groups/ST/Software/PP/"><text:span text:style-name="T22">http://www.cs.ruu.nl/groups/ST/Software/PP/</text:span></text:a><text:span text:style-name="T22">, 1998</text:span></text:p>
        </text:list-item>
        <text:list-item>
          <text:p text:style-name="P25"><text:span text:style-name="T22">Hughes, J. The Design of a Pretty-printing Library / Hughes, J. // Advanced Functional Programming. – 1995, <text:s/>p. 53 – 96.</text:span></text:p>
        </text:list-item>
        <text:list-item>
          <text:p text:style-name="P25"><text:span text:style-name="T22">Wadler, P. A Prettier Printer / Wadler, P. // Journal of Functional Programming. – 1998, p. 223 – 244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3" svg:font-family="'Times New Roman', serif"/>
    <style:font-face style:name="Times New Roman4" svg:font-family="'Times New Roman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0.21cm" style:contextual-spacing="false" fo:text-align="center" style:justify-single-word="false" style:page-number="auto" style:shadow="none" fo:keep-with-next="always"/>
      <style:text-properties fo:text-transform="uppercase" style:font-name="Times New Roman1" fo:font-size="14pt" fo:font-weight="bold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.7cm" style:auto-text-indent="false"/>
      <style:text-properties style:font-name="Times New Roman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Times New Roman1" fo:font-size="12pt" fo:font-weight="bold" style:font-size-asian="115%" style:font-weight-asian="normal" style:font-size-complex="115%" style:font-weight-complex="bold"/>
    </style:style>
    <style:style style:name="Abstract" style:family="paragraph" style:parent-style-name="Text_20_body" style:class="text">
      <style:paragraph-properties fo:margin="100%" fo:margin-left="1cm" fo:margin-right="1cm" fo:margin-top="0cm" fo:margin-bottom="0cm" style:contextual-spacing="false" fo:text-indent="0.7cm" style:auto-text-indent="false"/>
      <style:text-properties style:font-name="Times New Roman" fo:font-size="10pt" style:font-size-asian="10.5pt" style:font-weight-asian="normal"/>
    </style:style>
    <style:style style:name="Header" style:family="paragraph" style:parent-style-name="Standard" style:class="extra">
      <style:paragraph-properties fo:background-color="transparent"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  <style:background-image/>
      </style:paragraph-properties>
    </style:style>
    <style:style style:name="Header_20_left" style:display-name="Header left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variant="normal" fo:text-transform="none"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NSimSun" style:font-size-asian="10pt" style:font-name-complex="Courier New1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2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" fo:font-size="10pt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 style:master-page-name="">
      <style:paragraph-properties fo:margin="100%" fo:margin-left="0cm" fo:margin-right="0cm" fo:margin-top="0cm" fo:margin-bottom="0.203cm" style:contextual-spacing="false" fo:text-align="center" style:justify-single-word="false" fo:text-indent="0cm" style:auto-text-indent="false" style:page-number="auto"/>
      <style:text-properties style:font-name="Times New Roman" fo:font-size="9pt" style:font-size-asian="10.5pt"/>
    </style:style>
    <style:style style:name="Frame_20_contents" style:display-name="Frame contents" style:family="paragraph" style:parent-style-name="Text_20_body" style:class="extra"/>
    <style:style style:name="Текст_20_программы" style:display-name="Текст программы" style:family="paragraph" style:parent-style-name="Text_20_body">
      <style:paragraph-properties fo:margin-top="0cm" fo:margin-bottom="0cm" style:contextual-spacing="false" style:line-height-at-least="0cm" fo:text-align="start" style:justify-single-word="false"/>
      <style:text-properties style:font-name="Courier New" fo:font-size="9pt" style:font-size-asian="10.5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ibliography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2" fo:font-size="9pt" fo:language="ru" fo:country="RU" style:font-size-asian="9pt" style:font-size-complex="9pt"/>
    </style:style>
    <style:page-layout style:name="Mpm1">
      <style:page-layout-properties fo:page-width="14.801cm" fo:page-height="21.001cm" style:num-format="1" style:print-orientation="portrait" fo:margin-top="1.499cm" fo:margin-bottom="1.7cm" fo:margin-left="1.7cm" fo:margin-right="1.7cm" style:shadow="none" fo:background-color="transparent" style:writing-mode="lr-tb" style:layout-grid-color="#c0c0c0" style:layout-grid-lines="31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101cm" style:dynamic-spacing="false"/>
      </style:header-style>
      <style:footer-style/>
    </style:page-layout>
    <style:page-layout style:name="Mpm2">
      <style:page-layout-properties fo:page-width="14.801cm" fo:page-height="21.001cm" style:num-format="1" style:print-orientation="portrait" fo:margin="1.7cm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="1.7cm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="1.7cm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рхний колонтитул (оставить верстальщику)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8:28:32.50</meta:creation-date>
    <meta:editing-duration>PT3H43M8S</meta:editing-duration>
    <meta:editing-cycles>33</meta:editing-cycles>
    <meta:generator>LibreOffice/3.6$Linux_x86 LibreOffice_project/360m1$Build-2</meta:generator>
    <dc:date>2013-04-23T04:05:00</dc:date>
    <meta:document-statistic meta:table-count="2" meta:image-count="0" meta:object-count="0" meta:page-count="4" meta:paragraph-count="63" meta:word-count="722" meta:character-count="5609" meta:non-whitespace-character-count="4891"/>
  </office:meta>
</office:document-meta>
</file>